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23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22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4">on - <text:span text:style-name="T21">Préfixo de ligação de ação</text:span></text:p>
      <text:p text:style-name="P24">click - <text:span text:style-name="T21">Quando clicar</text:span></text:p>
      <text:p text:style-name="P24">mouseover - <text:span text:style-name="T21">Quando o cursor entrar</text:span></text:p>
      <text:p text:style-name="P24">mouseout - <text:span text:style-name="T21">Quando o cursor sair</text:span></text:p>
      <text:p text:style-name="P24">mousemove - <text:span text:style-name="T21">Enquanto o cursor se mover</text:span></text:p>
      <text:p text:style-name="P24">mousedown - <text:span text:style-name="T21">Enquanto clicar e segurar</text:span> </text:p>
      <text:p text:style-name="P24">mouseup - <text:span text:style-name="T21">Quando soltar o clique</text:span></text:p>
      <text:p text:style-name="P25">function - Função</text:p>
      <text:p text:style-name="P16">.<text:span text:style-name="T21">addEventListener(‘ ‘, ) - Presta atenção em um determinado evento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06T11:25:37.307607476</dc:date>
    <meta:editing-duration>PT3H4M32S</meta:editing-duration>
    <meta:editing-cycles>14</meta:editing-cycles>
    <meta:generator>LibreOffice/7.3.5.2$Linux_X86_64 LibreOffice_project/30$Build-2</meta:generator>
    <meta:document-statistic meta:table-count="0" meta:image-count="0" meta:object-count="0" meta:page-count="3" meta:paragraph-count="39" meta:word-count="329" meta:character-count="1929" meta:non-whitespace-character-count="1621"/>
  </office:meta>
</office:document-meta>
</file>